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Blue">
      <style:graphic-properties draw:textarea-horizontal-align="justify" draw:textarea-vertical-align="middle" draw:auto-grow-height="false" fo:min-height="1.524cm" fo:min-width="4.064cm"/>
    </style:style>
    <style:style style:name="gr2" style:family="graphic" style:parent-style-name="Filled_20_Green">
      <style:graphic-properties draw:textarea-horizontal-align="justify" draw:textarea-vertical-align="middle" draw:auto-grow-height="false" fo:min-height="2.425cm" fo:min-width="2.54cm"/>
    </style:style>
    <style:style style:name="gr3" style:family="graphic" style:parent-style-name="Filled_20_Green">
      <style:graphic-properties draw:textarea-horizontal-align="justify" draw:textarea-vertical-align="middle" draw:auto-grow-height="false" fo:min-height="2.694cm" fo:min-width="2.7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2cm"/>
    </style:style>
    <style:style style:name="gr6" style:family="graphic" style:parent-style-name="Filled_20_Green">
      <style:graphic-properties draw:textarea-horizontal-align="justify" draw:textarea-vertical-align="middle" draw:auto-grow-height="false" fo:min-height="2.529cm" fo:min-width="2.567cm"/>
    </style:style>
    <style:style style:name="gr7" style:family="graphic" style:parent-style-name="standard" style:list-style-name="L2">
      <style:graphic-properties draw:stroke="none" svg:stroke-color="#000000" draw:fill="none" draw:fill-color="#ffffff" fo:min-height="1.6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03cm"/>
    </style:style>
    <style:style style:name="gr10" style:family="graphic" style:parent-style-name="Filled_20_Blue">
      <style:graphic-properties draw:textarea-horizontal-align="justify" draw:textarea-vertical-align="middle" draw:auto-grow-height="false" fo:min-height="1.169cm" fo:min-width="1.7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2" style:family="graphic" style:parent-style-name="Filled_20_Green">
      <style:graphic-properties draw:textarea-horizontal-align="justify" draw:textarea-vertical-align="middle" draw:auto-grow-height="false" fo:min-height="2.444cm" fo:min-width="2.516cm"/>
    </style:style>
    <style:style style:name="gr13" style:family="graphic" style:parent-style-name="standard">
      <style:graphic-properties draw:marker-start="Arrow" draw:marker-start-width="0.3cm" draw:textarea-vertical-align="middle"/>
    </style:style>
    <style:style style:name="gr14" style:family="graphic" style:parent-style-name="Filled_20_Yellow">
      <style:graphic-properties draw:textarea-horizontal-align="justify" draw:textarea-vertical-align="middle" draw:auto-grow-height="false" fo:min-height="2.794cm" fo:min-width="4.064cm"/>
    </style:style>
    <style:style style:name="gr15" style:family="graphic" style:parent-style-name="Filled_20_Blue">
      <style:graphic-properties draw:textarea-horizontal-align="justify" draw:textarea-vertical-align="middle" draw:auto-grow-height="false" fo:min-height="1.078cm" fo:min-width="1.796cm"/>
    </style:style>
    <style:style style:name="gr16" style:family="graphic" style:parent-style-name="Filled_20_Green">
      <style:graphic-properties draw:textarea-horizontal-align="justify" draw:textarea-vertical-align="middle" draw:auto-grow-height="false" fo:min-height="2.381cm" fo:min-width="2.46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text-properties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size-complex="22pt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524cm" svg:x="1.636cm" svg:y="3.005cm">
          <text:p text:style-name="P1">Learn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9cm" svg:height="3.429cm" svg:x="10.591cm" svg:y="1.735cm">
          <text:p text:style-name="P1">1.</text:p>
          <text:p text:style-name="P1">Select</text:p>
          <text:p text:style-name="P1">Cours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37cm" svg:height="3.81cm" svg:x="22.263cm" svg:y="11.357cm">
          <text:p text:style-name="P1">4.</text:p>
          <text:p text:style-name="P1">Submit</text:p>
          <text:p text:style-name="P1">Assignme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7cm" svg:y1="3.675cm" svg:x2="10.525cm" svg:y2="3.675cm">
          <text:p/>
        </draw:line>
        <draw:line draw:style-name="gr4" draw:text-style-name="P2" draw:layer="layout" svg:x1="14.208cm" svg:y1="3.413cm" svg:x2="20.431cm" svg:y2="3.375cm">
          <text:p/>
        </draw:line>
        <draw:frame draw:style-name="gr5" draw:text-style-name="P3" draw:layer="layout" svg:width="4.59cm" svg:height="0.806cm" svg:x="5.708cm" svg:y="2.913cm">
          <draw:text-box>
            <text:p><text:span text:style-name="T1">Successful Login</text:span></text:p>
          </draw:text-box>
        </draw:frame>
        <draw:custom-shape draw:style-name="gr6" draw:text-style-name="P1" draw:layer="layout" svg:width="3.629cm" svg:height="3.575cm" svg:x="20.358cm" svg:y="1.489cm">
          <text:p text:style-name="P1">2.</text:p>
          <text:p text:style-name="P1">Learn</text:p>
          <text:p text:style-name="P1">Cours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2.336cm" svg:y1="5.107cm" svg:x2="21.066cm" svg:y2="6.377cm">
          <text:p/>
        </draw:line>
        <draw:frame draw:style-name="gr7" draw:text-style-name="P5" draw:layer="layout" svg:width="5.334cm" svg:height="1.87cm" svg:x="9.028cm" svg:y="6.963cm">
          <draw:text-box>
            <text:p text:style-name="P4">Course </text:p>
            <text:p text:style-name="P4">Database</text:p>
          </draw:text-box>
        </draw:frame>
        <draw:line draw:style-name="gr8" draw:text-style-name="P2" draw:layer="layout" svg:x1="9.382cm" svg:y1="6.709cm" svg:x2="14.027cm" svg:y2="6.701cm">
          <text:p/>
        </draw:line>
        <draw:line draw:style-name="gr8" draw:text-style-name="P2" draw:layer="layout" svg:x1="9.482cm" svg:y1="8.733cm" svg:x2="14.127cm" svg:y2="8.698cm">
          <text:p/>
        </draw:line>
        <draw:frame draw:style-name="gr9" draw:text-style-name="P3" draw:layer="layout" svg:width="4.445cm" svg:height="1.353cm" svg:x="15.205cm" svg:y="2.603cm">
          <draw:text-box>
            <text:p><text:span text:style-name="T1">Course Selected</text:span></text:p>
          </draw:text-box>
        </draw:frame>
        <draw:custom-shape draw:style-name="gr10" draw:text-style-name="P1" draw:layer="layout" svg:width="2.54cm" svg:height="1.651cm" svg:x="2.524cm" svg:y="13.954cm">
          <text:p text:style-name="P1">Pass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8.255cm" svg:height="1.27cm" svg:x="16.875cm" svg:y="18.399cm">
          <draw:text-box>
            <text:p><text:span text:style-name="T2">DFD of Learner</text:span><text:span text:style-name="T3"> </text:span></text:p>
          </draw:text-box>
        </draw:frame>
        <draw:custom-shape draw:style-name="gr12" draw:text-style-name="P1" draw:layer="layout" svg:width="3.556cm" svg:height="3.456cm" svg:x="22.209cm" svg:y="6.039cm">
          <text:p text:style-name="P1">3.</text:p>
          <text:p text:style-name="P1">Download</text:p>
          <text:p text:style-name="P1">Course</text:p>
          <text:p text:style-name="P1">Materi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556cm" svg:height="3.456cm" svg:x="17.864cm" svg:y="5.739cm">
          <text:p text:style-name="P1">3.</text:p>
          <text:p text:style-name="P1">Learn</text:p>
          <text:p text:style-name="P1">Onli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2.463cm" svg:y1="5.107cm" svg:x2="23.479cm" svg:y2="6.123cm">
          <text:p/>
        </draw:line>
        <draw:line draw:style-name="gr13" draw:text-style-name="P1" draw:layer="layout" svg:x1="17.891cm" svg:y1="7.717cm" svg:x2="14.081cm" svg:y2="7.771cm">
          <text:p/>
        </draw:line>
        <draw:custom-shape draw:style-name="gr3" draw:text-style-name="P1" draw:layer="layout" svg:width="3.937cm" svg:height="3.81cm" svg:x="17.664cm" svg:y="11.303cm">
          <text:p text:style-name="P1">4.</text:p>
          <text:p text:style-name="P1">Take</text:p>
          <text:p text:style-name="P1">Te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9.542cm" svg:y1="10.511cm" svg:x2="24.114cm" svg:y2="10.511cm">
          <text:p/>
        </draw:line>
        <draw:line draw:style-name="gr4" draw:text-style-name="P2" draw:layer="layout" svg:x1="21.828cm" svg:y1="10.511cm" svg:x2="21.066cm" svg:y2="11.908cm">
          <text:p/>
        </draw:line>
        <draw:line draw:style-name="gr4" draw:text-style-name="P2" draw:layer="layout" svg:x1="21.955cm" svg:y1="10.511cm" svg:x2="23.098cm" svg:y2="11.908cm">
          <text:p/>
        </draw:line>
        <draw:line draw:style-name="gr4" draw:text-style-name="P2" draw:layer="layout" svg:x1="19.542cm" svg:y1="9.114cm" svg:x2="19.542cm" svg:y2="10.511cm">
          <text:p/>
        </draw:line>
        <draw:line draw:style-name="gr4" draw:text-style-name="P2" draw:layer="layout" svg:x1="24.114cm" svg:y1="9.368cm" svg:x2="24.114cm" svg:y2="10.511cm">
          <text:p/>
        </draw:line>
        <draw:frame draw:style-name="gr9" draw:text-style-name="P3" draw:layer="layout" svg:width="4.445cm" svg:height="1.353cm" svg:x="19.669cm" svg:y="9.622cm">
          <draw:text-box>
            <text:p><text:span text:style-name="T1">Learning Finished</text:span></text:p>
          </draw:text-box>
        </draw:frame>
        <draw:custom-shape draw:style-name="gr3" draw:text-style-name="P1" draw:layer="layout" svg:width="3.937cm" svg:height="3.81cm" svg:x="5.699cm" svg:y="9.382cm">
          <text:p text:style-name="P1">5.</text:p>
          <text:p text:style-name="P1">Sending</text:p>
          <text:p text:style-name="P1">To</text:p>
          <text:p text:style-name="P1">Teach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1.447cm" svg:y1="7.52cm" svg:x2="22.463cm" svg:y2="7.52cm">
          <text:p/>
        </draw:line>
        <draw:custom-shape draw:style-name="gr14" draw:text-style-name="P1" draw:layer="layout" svg:width="4.064cm" svg:height="2.794cm" svg:x="9.001cm" svg:y="17.002cm">
          <text:p text:style-name="P1">Ask</text:p>
          <text:p text:style-name="P1">Learner</text:p>
          <text:p text:style-name="P1">to Retake</text:p>
          <text:p text:style-name="P1">Test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875cm" svg:y1="16.113cm" svg:x2="24.368cm" svg:y2="15.986cm">
          <text:p/>
        </draw:line>
        <draw:line draw:style-name="gr4" draw:text-style-name="P2" draw:layer="layout" svg:x1="24.241cm" svg:y1="15.124cm" svg:x2="24.241cm" svg:y2="16.013cm">
          <text:p/>
        </draw:line>
        <draw:line draw:style-name="gr4" draw:text-style-name="P2" draw:layer="layout" svg:x1="19.669cm" svg:y1="15.097cm" svg:x2="19.669cm" svg:y2="15.986cm">
          <text:p/>
        </draw:line>
        <draw:line draw:style-name="gr4" draw:text-style-name="P2" draw:layer="layout" svg:x1="16.875cm" svg:y1="16.113cm" svg:x2="9.636cm" svg:y2="11.414cm">
          <text:p/>
        </draw:line>
        <draw:custom-shape draw:style-name="gr15" draw:text-style-name="P1" draw:layer="layout" svg:width="2.54cm" svg:height="1.524cm" svg:x="9.89cm" svg:y="14.081cm">
          <text:p text:style-name="P1">Fai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207cm" svg:y1="12.557cm" svg:x2="4.556cm" svg:y2="14.335cm">
          <text:p/>
        </draw:line>
        <draw:line draw:style-name="gr4" draw:text-style-name="P2" draw:layer="layout" svg:x1="9.001cm" svg:y1="12.684cm" svg:x2="10.271cm" svg:y2="14.335cm">
          <text:p/>
        </draw:line>
        <draw:custom-shape draw:style-name="gr16" draw:text-style-name="P1" draw:layer="layout" svg:width="3.483cm" svg:height="3.367cm" svg:x="2.089cm" svg:y="16.429cm">
          <text:p text:style-name="P1">6.</text:p>
          <text:p text:style-name="P1">Generate</text:p>
          <text:p text:style-name="P1">Certific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.794cm" svg:y1="15.605cm" svg:x2="3.794cm" svg:y2="16.494cm">
          <text:p/>
        </draw:line>
        <draw:line draw:style-name="gr4" draw:text-style-name="P2" draw:layer="layout" svg:x1="11.16cm" svg:y1="15.478cm" svg:x2="11.16cm" svg:y2="17.1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02:05:38.810000000</meta:creation-date>
    <dc:date>2019-04-01T16:47:24.194000000</dc:date>
    <meta:editing-duration>PT34M25S</meta:editing-duration>
    <meta:editing-cycles>12</meta:editing-cycles>
    <meta:generator>LibreOffice/6.1.1.2$Windows_X86_64 LibreOffice_project/5d19a1bfa650b796764388cd8b33a5af1f5baa1b</meta:generator>
    <meta:document-statistic meta:object-count="38"/>
  </office:meta>
</office:document-meta>
</file>